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a83" officeooo:paragraph-rsid="000b8a83"/>
    </style:style>
    <style:style style:name="P2" style:family="paragraph" style:parent-style-name="Standard">
      <style:text-properties officeooo:rsid="000b8a83" officeooo:paragraph-rsid="002300fd"/>
    </style:style>
    <style:style style:name="P3" style:family="paragraph" style:parent-style-name="Standard">
      <style:text-properties officeooo:rsid="000b8a83" officeooo:paragraph-rsid="000b8a83" fo:background-color="#fff200"/>
    </style:style>
    <style:style style:name="P4" style:family="paragraph" style:parent-style-name="Standard">
      <style:text-properties officeooo:rsid="000b8a83" officeooo:paragraph-rsid="000b8a83" fo:background-color="transparent"/>
    </style:style>
    <style:style style:name="P5" style:family="paragraph" style:parent-style-name="Standard">
      <style:text-properties officeooo:rsid="000b8a83" officeooo:paragraph-rsid="000dc498" fo:background-color="transparent"/>
    </style:style>
    <style:style style:name="P6" style:family="paragraph" style:parent-style-name="Standard">
      <style:text-properties officeooo:rsid="000dc498" officeooo:paragraph-rsid="000dc498" fo:background-color="transparent"/>
    </style:style>
    <style:style style:name="P7" style:family="paragraph" style:parent-style-name="Standard">
      <style:text-properties officeooo:rsid="000b8a83" officeooo:paragraph-rsid="000b8a83" fo:background-color="#fff200"/>
    </style:style>
    <style:style style:name="P8" style:family="paragraph" style:parent-style-name="Standard">
      <style:text-properties officeooo:rsid="000b8a83" officeooo:paragraph-rsid="00276f77"/>
    </style:style>
    <style:style style:name="P9" style:family="paragraph" style:parent-style-name="Standard">
      <style:text-properties officeooo:rsid="000b8a83" officeooo:paragraph-rsid="002b59cf" fo:background-color="transparent"/>
    </style:style>
    <style:style style:name="P10" style:family="paragraph" style:parent-style-name="Standard">
      <style:text-properties officeooo:rsid="000b8a83" officeooo:paragraph-rsid="000b8a83" fo:background-color="transpa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问：什么是面向对象编程？</text:p>
      <text:p text:style-name="P1">答：面向对象编程就是在利用编程解决问题的过程中，利用对象去解决问题，而不需要考虑每个问题的具体实现过程。</text:p>
      <text:p text:style-name="P1"/>
      <text:p text:style-name="P1">面向对象编程思想是一种管理思想</text:p>
      <text:p text:style-name="P1">例如：</text:p>
      <text:p text:style-name="P1">面向对象编程思想类似于管理思想，从管理者的角度去考虑问题，而不是从该问题的角度去考虑问题。</text:p>
      <text:p text:style-name="P1">面向对象编程遇到问题找对象，不找问题的根源在哪</text:p>
      <text:p text:style-name="P1"/>
      <text:p text:style-name="P3">问：什么是面向过程？</text:p>
      <text:p text:style-name="P1">答：面向过程的编程思想就是在解决问题的过程中考虑问题的方方面面，从问题如何产生，到解决问题的每一个步骤，到最后解决问题的步骤的执行，一步到位，没有解决问题，无法结束。</text:p>
      <text:p text:style-name="P1"/>
      <text:p text:style-name="P3">问：面向对象与面向过程的区别？</text:p>
      <text:p text:style-name="P1">答：面对象更注重解决问题的流程，面向过程更注重解决问题的具体实现办法。</text:p>
      <text:p text:style-name="P1"/>
      <text:p text:style-name="P3">问：面向对象编程的优点？</text:p>
      <text:p text:style-name="P5">答：</text:p>
      <text:p text:style-name="P5"><text:tab/>1、有利于思维逻辑的梳理</text:p>
      <text:p text:style-name="P6"><text:tab/>2、简化编程</text:p>
      <text:p text:style-name="P6"><text:tab/>3、有效避免重复编程</text:p>
      <text:p text:style-name="P4"/>
      <text:p text:style-name="P3">问：面向对象的主要思想是什么？每一个思想的具体解释，以及在编程中的体现？</text:p>
      <text:p text:style-name="P4">答：</text:p>
      <text:p text:style-name="P6"><text:tab/>1、主要思想：识别对象，分配职责，建立交互，封装变化，隔离变化，执行变化</text:p>
      <text:p text:style-name="P6"><text:tab/>2、具体解释（老张开车去东北）：</text:p>
      <text:p text:style-name="P6"><text:tab/><text:tab/>①识别对象：在拿到功能的时候，先分析这个功能实现可以交由哪些对象去执行，将该类对象抽象为不同的类</text:p>
      <text:p text:style-name="P6"><text:tab/><text:tab/>②分配职责：在识别到对象的过程，同时梳理该对象的具体行为有哪些</text:p>
      <text:p text:style-name="P6"><text:tab/><text:tab/>③建立交互：建立对象与职责的一一对应关系</text:p>
      <text:p text:style-name="P6"><text:tab/><text:tab/>④封装变化：根据对象之间的不同点创建不同的类</text:p>
      <text:p text:style-name="P6"><text:tab/><text:tab/>⑤隔离变化：不同类之间需要建立交互关系，建立对象的父类，让父类与其他类之间进行数据交互</text:p>
      <text:p text:style-name="P6"><text:tab/><text:tab/>⑥执行变化：创建实例对象，添加对象数据，调用实例对象方法</text:p>
      <text:p text:style-name="P6"><text:s text:c="50"/></text:p>
      <text:p text:style-name="P1"/>
      <text:p text:style-name="P3">问：面向对象编程的三大特征是什么？每一个特征的具体解释，以及在编程中的体现？</text:p>
      <text:p text:style-name="P4">三大特征：封装、继承、多态</text:p>
      <text:p text:style-name="P9">封装：根据职责将属性和方法放在一个类里，向外提供公共访问接口，例如：你想打开电视，只需要找到电视机的电源线，上电即可。</text:p>
      <text:p text:style-name="P9">分而治之、封装变化、高内聚、低耦合</text:p>
      <text:p text:style-name="P4"><text:tab/></text:p>
      <text:p text:style-name="P4">继承：继承实现了代码的复用，相同的代码不需要重复的出现（你的是我的，我的还是我的）</text:p>
      <text:p text:style-name="P4"/>
      <text:p text:style-name="P4">多态：多态实现了不同子类对象调用相同父类方法，可以产生不同的执行结果，多态以继承和重写父类方法为前提，增加代码的灵活度。</text:p>
      <text:p text:style-name="P4"><text:soft-page-break/>方法重写：在保留父类方法原有功能的的基础上对该方法进行功能添加，从而实现对该方法的重写，实现子类的功能</text:p>
      <text:p text:style-name="P1"/>
      <text:p text:style-name="P3"/>
      <text:p text:style-name="P3">问：面向对象编程中体现的三种关系？每种关系的解释以及在编程中的体现？</text:p>
      <text:p text:style-name="P1">三种关系：泛化（继承）、组合（作为实例变量）、依赖（作为参数）</text:p>
      <text:p text:style-name="P8"/>
      <text:p text:style-name="P3">问：面向对象的六大设计原则是什么，每一个原则的解释以及在编程中的体现？</text:p>
      <text:p text:style-name="P2">六大设计原则：</text:p>
      <text:p text:style-name="P2">开闭原则：只能增加 <text:s/>不能修改</text:p>
      <text:p text:style-name="P2">类的单一原则：一个类只能实现一种功能</text:p>
      <text:p text:style-name="P2">组合复用原则：组合、关联（将类作为另一个类的变量）</text:p>
      <text:p text:style-name="P2">依赖倒置：隔离变化（老张开车去东北，开什么车可以归为一个类，以便隔离变化，方便调用）</text:p>
      <text:p text:style-name="P2">里式替换：多态的指导思想，补充，子类调用父类功能的时候，可以通过扩展重写，同时保留父类的功能的前提下，进行子类功能补充</text:p>
      <text:p text:style-name="P2">迪米特法则：尽量低耦合（类与类之间进行交互时，一个类的改变，尽量不改变另一个类的功能）</text:p>
      <text:p text:style-name="P1"/>
      <text:p text:style-name="P3">问：面向对象的设计原则与特征的相似点与不同之处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0:33:27.595844102</meta:creation-date>
    <dc:date>2019-04-23T19:55:18.914105843</dc:date>
    <meta:editing-duration>PT2H23M58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2" meta:paragraph-count="45" meta:word-count="1227" meta:character-count="1297" meta:non-whitespace-character-count="1227"/>
  </office:meta>
</office:document-meta>
</file>